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818b" officeooo:paragraph-rsid="001881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variable to hold topics</text:p>
      <text:p text:style-name="P1">create function to create buttons for current topics and any added</text:p>
      <text:p text:style-name="P1">add topic function to push user input into the topics array</text:p>
      <text:p text:style-name="P1">function to pull gifs from giphy api and display them</text:p>
      <text:p text:style-name="P1">on gif click function to play and pause each gif</text:p>
      <text:p text:style-name="P1">function on button click to display the gi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3:25:57.938630456</meta:creation-date>
    <dc:date>2018-09-22T23:28:37.061082902</dc:date>
    <meta:editing-duration>PT2M40S</meta:editing-duration>
    <meta:editing-cycles>1</meta:editing-cycles>
    <meta:document-statistic meta:table-count="0" meta:image-count="0" meta:object-count="0" meta:page-count="1" meta:paragraph-count="6" meta:word-count="55" meta:character-count="300" meta:non-whitespace-character-count="251"/>
    <meta:generator>LibreOffice/5.4.1.2$MacOSX_X86_64 LibreOffice_project/ea7cb86e6eeb2bf3a5af73a8f7777ac570321527</meta:generator>
  </office:meta>
</office:document-meta>
</file>